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M</mi>
              <mi>T</mi>
            </msub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frac>
                          <msub>
                            <mi mathvariant="normal">θ</mi>
                            <mi mathvariant="italic">eff</mi>
                          </msub>
                          <mrow>
                            <mrow>
                              <mi>r</mi>
                              <mo stretchy="false">⋅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α</mi>
                              </mrow>
                              <mo fence="true" stretchy="false">)</mo>
                            </mrow>
                          </mrow>
                        </mfrac>
                      </mrow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sub>
              <mi>M</mi>
              <mi>S</mi>
            </msub>
            <mo stretchy="false">=</mo>
            <mrow>
              <mo fence="true" stretchy="true">[</mo>
              <mrow>
                <mtable>
                  <mtr>
                    <mtd>
                      <mn>1</mn>
                    </mtd>
                    <mtd>
                      <mn>0</mn>
                    </mtd>
                  </mtr>
                  <mtr>
                    <mtd>
                      <mrow>
                        <mo stretchy="false">−</mo>
                        <mfrac>
                          <mrow>
                            <mrow>
                              <msub>
                                <mi mathvariant="normal">θ</mi>
                                <mi mathvariant="italic">eff</mi>
                              </msub>
                              <mo stretchy="false">⋅</mo>
                              <mi>cos</mi>
                            </mrow>
                            <mrow>
                              <mo fence="true" stretchy="false">(</mo>
                              <mrow>
                                <mi mathvariant="normal">α</mi>
                              </mrow>
                              <mo fence="true" stretchy="false">)</mo>
                            </mrow>
                          </mrow>
                          <mi>r</mi>
                        </mfrac>
                      </mrow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sub>
                <mi mathvariant="normal">θ</mi>
                <mi mathvariant="italic">eff</mi>
              </msub>
              <mo stretchy="false">=</mo>
              <mi>arcsin</mi>
            </mrow>
            <mrow>
              <mrow>
                <mo fence="true" stretchy="false">(</mo>
                <mrow>
                  <mrow>
                    <mi>sin</mi>
                    <mrow>
                      <mo fence="true" stretchy="false">(</mo>
                      <mrow>
                        <mi mathvariant="normal">θ</mi>
                      </mrow>
                      <mo fence="true" stretchy="false">)</mo>
                    </mrow>
                    <mi>n</mi>
                  </mrow>
                </mrow>
                <mo fence="true" stretchy="false">)</mo>
              </mrow>
              <mo stretchy="false">−</mo>
              <mi mathvariant="normal">θ</mi>
            </mrow>
          </mrow>
        </mtd>
      </mtr>
      <mtr>
        <mtd>
          <mrow/>
        </mtd>
      </mtr>
      <mtr>
        <mtd>
          <mrow>
            <mrow>
              <msub>
                <mi mathvariant="normal">θ</mi>
                <mi mathvariant="italic">eff</mi>
              </msub>
              <mo stretchy="false">≃</mo>
              <mi mathvariant="normal">θ</mi>
            </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</mrow>
        </mtd>
      </mtr>
    </mtable>
    <annotation encoding="StarMath 5.0">M_{T} = left [ matrix{1 # 0 ## - {{%theta_eff} over {r cdot cos(%alpha)}} # 1} right ] 
newline newline
M_{S} = left [ matrix{1 # 0 ## - {{%theta_eff cdot cos(%alpha)} over r}  # 1} right ] 
newline newline
%theta_eff = arcsin( sin(%theta) n ) - %theta 
newline newline
%theta_eff simeq %theta ( n-1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1:14:26.87</meta:creation-date>
    <meta:generator>LibreOffice/6.2.0.3$Windows_x86 LibreOffice_project/98c6a8a1c6c7b144ce3cc729e34964b47ce25d62</meta:generator>
    <dc:date>2019-10-21T00:00:16.044000000</dc:date>
    <meta:editing-duration>PT29M9S</meta:editing-duration>
    <meta:editing-cycles>3</meta:editing-cycles>
  </office:meta>
</office:document-meta>
</file>